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dialogs.py" manifest:media-type=""/>
  <manifest:file-entry manifest:full-path="Scripts/python/pythonpath/indoc/documentevent.py" manifest:media-type=""/>
  <manifest:file-entry manifest:full-path="Scripts/python/pythonpath/indoc/datedialog1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5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1" table:number-columns-repeated="1012" table:default-cell-style-name="ce3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office:value-type="string" calcext:value-type="string">
            <text:p>datedialog1</text:p>
          </table:table-cell>
          <table:table-cell table:number-columns-repeated="1011"/>
        </table:table-row>
      </table:table>
      <table:table table:name="config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CheckBox2sate": 0, "Width": 249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Height": 125, "Width": 192, "CloseCheck": false, "OptionCheck": false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8" table:base-cell-address="$config.$B$1" table:cell-range-address="$config.$B$1"/>
        <table:named-range table:name="dialogstate_staticdialog3" table:base-cell-address="$config.$B$3" table:cell-range-address="$config.$B$3"/>
        <table:named-range table:name="GridDatarows_historydialog8" table:base-cell-address="$config.$B$2" table:cell-range-address="$config.$B$2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00/00/00</text:date>, <text:time style:data-style-name="N2" text:time-value="19:59:13.5120919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01T10:21:57.491647355</dc:date>
    <meta:editing-duration>P1DT20H59M10S</meta:editing-duration>
    <meta:editing-cycles>331</meta:editing-cycles>
    <meta:document-statistic meta:table-count="2" meta:cell-count="11" meta:object-count="0"/>
  </office:meta>
</office:document-meta>
</file>